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s/></text:span><text:span text:style-name="T3">UInt16</text:span><text:span text:style-name="T2"> num_ucast, last_ucast, len_block;</text:span></text:p>
      <text:p text:style-name="P1"><text:span text:style-name="T2"><text:s/></text:span><text:span text:style-name="T3">UInt16</text:span><text:span text:style-name="T2"> idx, len_stream;</text:span></text:p>
      <text:p text:style-name="P2"><text:s/>idx = 0;</text:p>
      <text:p text:style-name="P1"><text:span text:style-name="T2"><text:s/>len_stream = (</text:span><text:span text:style-name="T1">ushort</text:span><text:span text:style-name="T2">)raw_read_byte.Length;</text:span></text:p>
      <text:p text:style-name="P1"><text:span text:style-name="T2"><text:s/>num_ucast = (</text:span><text:span text:style-name="T1">ushort</text:span><text:span text:style-name="T2">)(len_stream / (</text:span><text:span text:style-name="T1">ushort</text:span><text:span text:style-name="T2">)</text:span><text:span text:style-name="T3">CM</text:span><text:span text:style-name="T2">.</text:span><text:span text:style-name="T3">LENGTH</text:span><text:span text:style-name="T2">.MAX_SIZE_ZIGBEE_BLOCK);</text:span></text:p>
      <text:p text:style-name="P1"><text:span text:style-name="T2"><text:s/>last_ucast = (</text:span><text:span text:style-name="T1">ushort</text:span><text:span text:style-name="T2">)(len_stream % (</text:span><text:span text:style-name="T1">ushort</text:span><text:span text:style-name="T2">)</text:span><text:span text:style-name="T3">CM</text:span><text:span text:style-name="T2">.</text:span><text:span text:style-name="T3">LENGTH</text:span><text:span text:style-name="T2">.MAX_SIZE_ZIGBEE_BLOCK);</text:span></text:p>
      <text:p text:style-name="P1"><text:span text:style-name="T2"><text:s/></text:span><text:span text:style-name="T1">if</text:span><text:span text:style-name="T2"> (last_ucast &gt; 0)</text:span></text:p>
      <text:p text:style-name="P2"><text:s text:c="3"/>num_ucast += 1;</text:p>
      <text:p text:style-name="P1"><text:span text:style-name="T2"><text:s/>len_block = (</text:span><text:span text:style-name="T1">ushort</text:span><text:span text:style-name="T2">)</text:span><text:span text:style-name="T3">CM</text:span><text:span text:style-name="T2">.</text:span><text:span text:style-name="T3">LENGTH</text:span><text:span text:style-name="T2">.MAX_SIZE_ZIGBEE_BLOCK;</text:span></text:p>
      <text:p text:style-name="P1"><text:span text:style-name="T2"><text:s text:c="2"/></text:span><text:span text:style-name="T1">for</text:span><text:span text:style-name="T2"> (</text:span><text:span text:style-name="T1">int</text:span><text:span text:style-name="T2"> i = 0; i &lt; num_ucast; i++)</text:span></text:p>
      <text:p text:style-name="P2"><text:s text:c="2"/>{</text:p>
      <text:p text:style-name="P1"><text:span text:style-name="T2"><text:s text:c="3"/></text:span><text:span text:style-name="T1">if</text:span><text:span text:style-name="T2"> (i == num_ucast - 1)</text:span></text:p>
      <text:p text:style-name="P2"><text:s text:c="3"/>{</text:p>
      <text:p text:style-name="P1"><text:span text:style-name="T2"><text:s text:c="7"/></text:span><text:span text:style-name="T1">if</text:span><text:span text:style-name="T2"> (last_ucast &gt; 0)</text:span></text:p>
      <text:p text:style-name="P2"><text:s text:c="11"/>len_block = last_ucast;</text:p>
      <text:p text:style-name="P2"><text:s text:c="3"/>}</text:p>
      <text:p text:style-name="P1"><text:span text:style-name="T2"><text:s text:c="3"/></text:span><text:span text:style-name="T1">byte</text:span><text:span text:style-name="T2">[] subframe_block = </text:span><text:span text:style-name="T1">new</text:span><text:span text:style-name="T2"> </text:span><text:span text:style-name="T1">byte</text:span><text:span text:style-name="T2">[len_block - 30];</text:span></text:p>
      <text:p text:style-name="P1"><text:span text:style-name="T2"><text:s text:c="3"/></text:span><text:span text:style-name="T3">Buffer</text:span><text:span text:style-name="T2">.BlockCopy(raw_read_byte, idx + 28, subframe_block, 0, subframe_block.Length);</text:span></text:p>
      <text:p text:style-name="P2"><text:s text:c="36"/>idx += len_block;</text:p>
      <text:p text:style-name="P1"><text:span text:style-name="T2"><text:s text:c="36"/></text:span><text:span text:style-name="T1">byte</text:span><text:span text:style-name="T2">[] meta_sub = </text:span><text:span text:style-name="T3">CM</text:span><text:span text:style-name="T2">.Decode_SubFrame(subframe_block, subframe_block.Length);</text:span></text:p>
      <text:p text:style-name="P1"><text:span text:style-name="T2"><text:s text:c="36"/></text:span><text:span text:style-name="T3">Array</text:span><text:span text:style-name="T2">.Resize(</text:span><text:span text:style-name="T1">ref</text:span><text:span text:style-name="T2"> result_byte_frame, result_byte_frame.Length + meta_sub.Length);</text:span></text:p>
      <text:p text:style-name="P1"><text:span text:style-name="T2"><text:s text:c="36"/></text:span><text:span text:style-name="T3">Buffer</text:span><text:span text:style-name="T2">.BlockCopy(meta_sub, 0, result_byte_frame, result_byte_frame.Length - meta_sub.Length, meta_sub.Length);</text:span></text:p>
      <text:p text:style-name="P1"><text:span text:style-name="T2"><text:s text:c="32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Quang Do</meta:initial-creator>
    <meta:creation-date>2016-10-12T16:23:34.46</meta:creation-date>
    <meta:document-statistic meta:table-count="0" meta:image-count="0" meta:object-count="0" meta:page-count="1" meta:paragraph-count="23" meta:word-count="93" meta:character-count="1094"/>
    <dc:date>2016-10-12T16:38:44.55</dc:date>
    <dc:creator>Quang Do</dc:creator>
    <meta:editing-duration>PT15M10S</meta:editing-duration>
    <meta:editing-cycles>1</meta:editing-cycles>
    <meta:generator>OpenOffice/4.1.2$Win32 OpenOffice.org_project/412m3$Build-9782</meta:generator>
  </office:meta>
</office:document-meta>
</file>